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cu" svg:font-family="Locu"/>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ocu"/>
    </style:style>
    <style:style style:name="P2" style:family="paragraph" style:parent-style-name="Standard">
      <style:text-properties style:font-name="Locu" officeooo:paragraph-rsid="00141bcb"/>
    </style:style>
    <style:style style:name="P3" style:family="paragraph" style:parent-style-name="Standard">
      <style:text-properties style:font-name="Locu" fo:font-weight="bold" style:font-weight-asian="bold" style:font-weight-complex="bold"/>
    </style:style>
    <style:style style:name="P4" style:family="paragraph" style:parent-style-name="Standard">
      <style:paragraph-properties fo:text-align="justify" style:justify-single-word="false"/>
      <style:text-properties style:font-name="Locu"/>
    </style:style>
    <style:style style:name="P5" style:family="paragraph" style:parent-style-name="Standard">
      <style:paragraph-properties fo:text-align="justify" style:justify-single-word="false"/>
      <style:text-properties style:font-name="Locu" officeooo:paragraph-rsid="0015299f"/>
    </style:style>
    <style:style style:name="P6" style:family="paragraph" style:parent-style-name="Standard" style:master-page-name="MP0">
      <style:paragraph-properties style:page-number="auto" fo:break-before="page"/>
      <style:text-properties style:font-name="Locu"/>
    </style:style>
    <style:style style:name="P7" style:family="paragraph" style:parent-style-name="Standard">
      <style:text-properties style:font-name="Locu" officeooo:rsid="00141bcb" officeooo:paragraph-rsid="00141bcb"/>
    </style:style>
    <style:style style:name="P8" style:family="paragraph" style:parent-style-name="Standard">
      <style:paragraph-properties fo:text-align="center" style:justify-single-word="false"/>
      <style:text-properties style:font-name="Locu"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1" style:family="text">
      <style:text-properties officeooo:rsid="00141bcb"/>
    </style:style>
    <style:style style:name="T2" style:family="text">
      <style:text-properties officeooo:rsid="0015299f"/>
    </style:style>
    <style:style style:name="T3" style:family="text">
      <style:text-properties style:font-name="Locu"/>
    </style:style>
    <style:style style:name="T4" style:family="text">
      <style:text-properties style:font-name="Locu" fo:font-weight="bold" style:font-weight-asian="bold" style:font-weight-complex="bold"/>
    </style:style>
    <style:style style:name="T5" style:family="text">
      <style:text-properties style:font-name="Locu" fo:font-weight="bold" officeooo:rsid="0015299f" style:font-weight-asian="bold" style:font-weight-complex="bold"/>
    </style:style>
    <style:style style:name="T6" style:family="text">
      <style:text-properties style:font-name="Locu" fo:font-weight="normal" officeooo:rsid="00141bcb" style:font-weight-asian="normal" style:font-weight-complex="normal"/>
    </style:style>
    <style:style style:name="T7" style:family="text">
      <style:text-properties officeooo:rsid="00156dd0"/>
    </style:style>
    <style:style style:name="T8" style:family="text">
      <style:text-properties officeooo:rsid="0015e4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Mr Emmanuel NGBAME KOYAPOLO</text:span><text:tab/><text:tab/><text:tab/><text:tab/><text:tab/><text:tab/><text:tab/></text:p>
      <text:p text:style-name="P7">45 Avenue Aristide Briand</text:p>
      <text:p text:style-name="P7">Résidence ARLAC</text:p>
      <text:p text:style-name="P7">App 22</text:p>
      <text:p text:style-name="P2"><text:span text:style-name="T1">33700 Mérignac</text:span><text:tab/></text:p>
      <text:p text:style-name="P1"><text:tab/><text:tab/><text:tab/><text:tab/><text:tab/></text:p>
      <text:p text:style-name="P3"><text:span text:style-name="T1">07.66.79.45.58</text:span><text:tab/><text:tab/><text:tab/><text:tab/><text:tab/></text:p>
      <text:p text:style-name="Standard"><text:span text:style-name="Police_20_par_20_défaut"><text:span text:style-name="T4">Email : </text:span></text:span><text:a xlink:type="simple" xlink:href="mailto:ngbamedistingue@yahoo.com" office:name="ngbamedistingue@yahoo.com" text:style-name="Internet_20_link" text:visited-style-name="Visited_20_Internet_20_Link"><text:span text:style-name="Police_20_par_20_défaut"><text:span text:style-name="T6">ngbamedistingue@yahoo.com</text:span></text:span></text:a></text:p>
      <text:p text:style-name="P1"/>
      <text:p text:style-name="P1"/>
      <text:p text:style-name="P8">Objet : Candidature spontanée <text:span text:style-name="T8">pour un stage</text:span></text:p>
      <text:p text:style-name="P1"/>
      <text:p text:style-name="P4">Madame, Monsieur,</text:p>
      <text:p text:style-name="P4"/>
      <text:p text:style-name="P4">Je me permets de vous faire parvenir mon curriculum-vitae pour un poste <text:span text:style-name="T1">de développeur et/ou chef de projet</text:span> au sein de votre structure.</text:p>
      <text:p text:style-name="P4"/>
      <text:p text:style-name="P4"><text:span text:style-name="T2">En parallèle de ma formation actuelle qui est une licence professionnelle en DAGPI (Développement d’applications et gestions de projets informatiques) à l’IUT de Bordeaux, j</text:span>e suis actuellement <text:span text:style-name="T1">développeur d’applications, testeur de logiciel et chef de projet informatique</text:span> <text:span text:style-name="T2">en stage</text:span> au sein de la société MULTIMÉDIA SOLUTIONS<text:span text:style-name="T1"> se situant à Cestas</text:span> <text:span text:style-name="T1">depuis janvier 2022 à juin 2022</text:span>. Cette entreprise est spécialisée dans le domaine <text:span text:style-name="T1">de l’édition logiciel</text:span><text:span text:style-name="T7">le</text:span><text:span text:style-name="T1"> de la GED </text:span><text:span text:style-name="T2">(Gestion électronique de documents ou gestion documentaire)</text:span>. </text:p>
      <text:p text:style-name="P4"/>
      <text:p text:style-name="P5"><text:span text:style-name="T2">J’envisage donc </text:span><text:span text:style-name="T8">de </text:span><text:span text:style-name="T2">faire un </text:span><text:span text:style-name="T8">stage de minimum 1 mois me préparant <text:s/>à ma formation en</text:span><text:span text:style-name="T2"> master/bac+5 </text:span><text:span text:style-name="T8">qui se déroulera en</text:span><text:span text:style-name="T2"> alternance pour l’année 2022-2023 et v</text:span>otre domaine, qui m’intéresse particulièrement, laisse entrevoir de grandes perspectives professionnelles et motive ma présente candidature <text:span text:style-name="T8">pour un stage et qui n’exclut pas une éventuelle alternance pour septembre 2022</text:span>.</text:p>
      <text:p text:style-name="P4"/>
      <text:p text:style-name="P5">J’ai acquis diverses compétences dans le domaine <text:span text:style-name="T2">de la programmation et de gestion de projets informatiques tout au long de mon parcours car je détiens, en plus de ma formation actuelle, un diplôme de graduat en analyse et programmation et je ne fais que progresser dans cette marche.</text:span> </text:p>
      <text:p text:style-name="P4"/>
      <text:p text:style-name="P4">Je suis à votre disposition pour échanger de vive voix afin de vous apporter plus de précisions sur mon parcours professionnel et sur les attentes qui m’animent.</text:p>
      <text:p text:style-name="P4"/>
      <text:p text:style-name="P4">Dans l'attente de votre réponse, je vous prie d'agréer, Madame, Monsieur, l'expression de</text:p>
      <text:p text:style-name="P4">mes salutations respectueuses.</text:p>
      <text:p text:style-name="P4"/>
      <text:p text:style-name="Standard"><text:span text:style-name="Police_20_par_20_défaut"><text:span text:style-name="T3"><text:tab/><text:tab/><text:tab/><text:tab/><text:tab/><text:tab/><text:tab/></text:span></text:span><text:span text:style-name="Police_20_par_20_défaut"><text:span text:style-name="T4"><text:tab/><text:tab/></text:span></text:span><text:span text:style-name="Police_20_par_20_défaut"><text:span text:style-name="T5">Emmanuel NGBAME</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cu" svg:font-family="Locu"/>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initial-creator>bodcommer04</meta:initial-creator>
    <meta:creation-date>2021-07-12T09:40:00Z</meta:creation-date>
    <dc:date>2022-03-03T13:50:47.213000000</dc:date>
    <meta:editing-cycles>7</meta:editing-cycles>
    <meta:editing-duration>PT22M8S</meta:editing-duration>
    <meta:document-statistic meta:table-count="0" meta:image-count="0" meta:object-count="0" meta:page-count="1" meta:paragraph-count="18" meta:word-count="274" meta:character-count="1832" meta:non-whitespace-character-count="1545"/>
    <meta:template xlink:type="simple" xlink:actuate="onRequest" xlink:title="" xlink:href="Normal.dotm"/>
  </office:meta>
</office:document-meta>
</file>